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pt"/>
    </style:style>
    <style:style style:name="co2" style:family="table-column">
      <style:table-column-properties fo:break-before="auto" style:column-width="15.9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52.79pt"/>
    </style:style>
    <style:style style:name="co5" style:family="table-column">
      <style:table-column-properties fo:break-before="auto" style:column-width="125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7.7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My Detailed Work Histor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 Summary</text:p>
          </table:table-cell>
          <table:table-cell table:style-name="ce2" office:value-type="string" calcext:value-type="string">
            <text:p>Situation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Additional information</text:p>
          </table:table-cell>
          <table:table-cell table:style-name="ce2" office:value-type="string" calcext:value-type="string">
            <text:p>Links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Cookies R Us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Junior Marketing Professional</text:p>
          </table:table-cell>
          <table:table-cell/>
          <table:table-cell table:style-name="ce5" table:number-columns-repeated="6"/>
          <table:table-cell table:number-columns-repeated="1015"/>
        </table:table-row>
        <table:table-row table:style-name="ro3">
          <table:table-cell table:number-columns-repeated="2"/>
          <table:table-cell table:style-name="ce4" office:value-type="string" calcext:value-type="string">
            <text:p>3.5.22</text:p>
          </table:table-cell>
          <table:table-cell table:style-name="ce6" office:value-type="string" calcext:value-type="string">
            <text:p>Social Media Campaign Launch for cookie brand</text:p>
            <text:p/>
          </table:table-cell>
          <table:table-cell table:style-name="ce6" office:value-type="string" calcext:value-type="string">
            <text:p><text:s/>The company was launching a new product and wanted to create a buzz on social media.</text:p>
          </table:table-cell>
          <table:table-cell table:style-name="ce6" office:value-type="string" calcext:value-type="string">
            <text:p>Researching: Identifying the target audience and their preferred social media platforms.</text:p>
            <text:p>Creating Content: Developing engaging social media posts, including graphics and captions.</text:p>
            <text:p>Scheduling: Planning the content calendar and scheduling posts for optimal reach.</text:p>
            <text:p>Monitoring: Tracking the campaign's performance and analyzing engagement metrics.</text:p>
          </table:table-cell>
          <table:table-cell table:style-name="ce6" office:value-type="string" calcext:value-type="string">
            <text:p>I worked closely with the design team to create visually appealing graphics. I used social media analytics tools to identify the best times to post and tailored the content to resonate with our target audience.</text:p>
            <text:p/>
            <text:p/>
            <text:p/>
          </table:table-cell>
          <table:table-cell table:style-name="ce6" office:value-type="string" calcext:value-type="string">
            <text:p>The campaign was a success, with a significant increase in followers and website traffic. The product launch exceeded expectations, and we were able to generate valuable customer insights through social media engagement.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6.12.22</text:p>
          </table:table-cell>
          <table:table-cell table:style-name="ce6" office:value-type="string" calcext:value-type="string">
            <text:p>Content Marketing Strategy</text:p>
            <text:p/>
          </table:table-cell>
          <table:table-cell table:style-name="ce6" office:value-type="string" calcext:value-type="string">
            <text:p>The company wanted to increase customer loyalty and drive repeat purchases.</text:p>
          </table:table-cell>
          <table:table-cell table:style-name="ce6" office:value-type="string" calcext:value-type="string">
            <text:p>As a junior marketing professional, I was responsible for:</text:p>
            <text:p/>
            <text:p>Segmentation: Dividing the customer database into targeted segments based on demographics, purchase history, and preferences.</text:p>
            <text:p>Creating Content: Developing personalized email campaigns with relevant offers and content.</text:p>
            <text:p>A/B Testing: Conducting experiments to optimize email subject lines, content, and calls to action.</text:p>
            <text:p>Tracking Performance: Monitoring open rates, click-through rates, and conversion rates.</text:p>
          </table:table-cell>
          <table:table-cell table:style-name="ce6" office:value-type="string" calcext:value-type="string">
            <text:p>I used customer data to create targeted email campaigns, such as personalized product recommendations and exclusive discounts. I conducted A/B tests to identify the most effective email subject lines and content.</text:p>
          </table:table-cell>
          <table:table-cell table:style-name="ce6" office:value-type="string" calcext:value-type="string">
            <text:p>The email marketing campaigns generated a significant increase in repeat purchases and customer loyalty. We were able to improve the overall customer experience and drive revenue growth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hoes online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Marketing Team Leader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4" office:value-type="string" calcext:value-type="string">
            <text:p>21.6.23</text:p>
          </table:table-cell>
          <table:table-cell table:style-name="ce7" office:value-type="string" calcext:value-type="string">
            <text:p>Brand Strategy campaigne for the shoe company</text:p>
          </table:table-cell>
          <table:table-cell table:style-name="ce6" office:value-type="string" calcext:value-type="string">
            <text:p>The shoe company was facing declining sales and needed to revitalize the brand and increase market share.</text:p>
          </table:table-cell>
          <table:table-cell table:style-name="ce6" office:value-type="string" calcext:value-type="string">
            <text:p>As the marketing team leader, I was responsible for:</text:p>
            <text:p/>
            <text:p>Brand Strategy: Developing a comprehensive brand strategy to reposition the brand and align it with current market trends.</text:p>
            <text:p>Product Development: Collaborating with the design and product development teams to create innovative and desirable shoe products.</text:p>
            <text:p>Marketing Campaigns: Overseeing the development and execution of integrated marketing campaigns across various channels, including digital, print, and social media.</text:p>
            <text:p>Team Management: Leading and motivating a team of marketing professionals to achieve project goals and deliver results.</text:p>
          </table:table-cell>
          <table:table-cell table:style-name="ce6" office:value-type="string" calcext:value-type="string">
            <text:p>I conducted market research to identify consumer trends and preferences. I worked with the design team to develop new shoe concepts that were both stylish and functional. I oversaw the creation of marketing campaigns that highlighted the unique selling points of our products and resonated with our target audience. I provided guidance and support to my team members, ensuring that they had the resources and tools they needed to succeed.</text:p>
          </table:table-cell>
          <table:table-cell table:style-name="ce6" office:value-type="string" calcext:value-type="string">
            <text:p>The marketing team successfully revitalized the brand and increased sales. The new shoe products were well-received by consumers, and the marketing campaigns generated significant brand awareness and customer engagement. The team's efforts contributed to the company's overall growth and profitability.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24.11.23</text:p>
          </table:table-cell>
          <table:table-cell table:style-name="ce7" office:value-type="string" calcext:value-type="string">
            <text:p>International market campaignes</text:p>
          </table:table-cell>
          <table:table-cell table:style-name="ce6" office:value-type="string" calcext:value-type="string">
            <text:p>The shoe company wanted to expand into a new international market with unique cultural preferences and buying habits.</text:p>
          </table:table-cell>
          <table:table-cell table:style-name="ce6" office:value-type="string" calcext:value-type="string">
            <text:p>As the marketing team leader, I was responsible for:</text:p>
            <text:p/>
            <text:p>Market Research: Conducting in-depth market research to understand the cultural nuances and consumer preferences in the target market.</text:p>
            <text:p>Localization Strategy: Developing a localization strategy to adapt our marketing messages, products, and branding to resonate with the local culture.</text:p>
            <text:p>Partnership Development: Identifying and establishing partnerships with local retailers, influencers, and marketing agencies to facilitate market entry.</text:p>
            <text:p>Cross-Cultural Marketing: Overseeing the creation of culturally relevant marketing campaigns that effectively communicate our brand message and appeal to the local audience.</text:p>
          </table:table-cell>
          <table:table-cell table:style-name="ce6" office:value-type="string" calcext:value-type="string">
            <text:p><text:s/>I led a team of researchers to gather insights into the target market's cultural values, buying behaviors, and media consumption habits. I worked with our design and product teams to adapt our products and packaging to meet local preferences. I established partnerships with key players in the local market to gain distribution and increase brand awareness. I oversaw the creation of culturally sensitive marketing campaigns that were tailored to the local language, customs, and values.</text:p>
          </table:table-cell>
          <table:table-cell table:style-name="ce6" office:value-type="string" calcext:value-type="string">
            <text:p>The shoe company successfully expanded into the new international market, achieving significant market penetration and exceeding sales targets. The localization strategy and cross-cultural marketing efforts were instrumental in building strong brand recognition and customer loyalty in the new market.</text:p>
          </table:table-cell>
          <table:table-cell table:number-columns-repeated="1016"/>
        </table:table-row>
        <table:table-row table:style-name="ro1" table:number-rows-repeated="45">
          <table:table-cell table:number-columns-repeated="2"/>
          <table:table-cell table:style-name="ce4"/>
          <table:table-cell table:style-name="ce7"/>
          <table:table-cell table:style-name="ce6" table:number-columns-repeated="4"/>
          <table:table-cell table:number-columns-repeated="1016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" meta:object-count="0"/>
    <meta:generator>LibreOfficeDev/6.0.5.2$Linux_X86_64 LibreOffice_project/</meta:generator>
  </office:meta>
</office:document-meta>
</file>